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standard">
      <style:graphic-properties svg:stroke-width="0cm" draw:marker-start-width="0.2cm" draw:marker-end-width="0.2cm" draw:fill="solid" draw:fill-color="#168253" draw:textarea-horizontal-align="justify" draw:textarea-vertical-align="middle" draw:auto-grow-height="false" fo:min-height="0.604cm" fo:min-width="0.354cm" fo:padding-top="-0.125cm" fo:padding-bottom="-0.125cm" fo:padding-left="0cm" fo:padding-right="0cm" loext:decorative="false"/>
    </style:style>
    <style:style style:name="gr4" style:family="graphic" style:parent-style-name="objectwithoutfill">
      <style:graphic-properties svg:stroke-width="0.1cm" svg:stroke-color="#168253" draw:marker-start-width="0.35cm" draw:marker-end-width="0.35cm" draw:fill="none" draw:textarea-vertical-align="middle" fo:padding-top="-0.075cm" fo:padding-bottom="-0.075cm" fo:padding-left="0.05cm" fo:padding-right="0.0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2cm" svg:stroke-color="#168253" draw:marker-start-width="0.5cm" draw:marker-end-width="0.5cm" draw:fill="none" draw:textarea-vertical-align="middle" fo:padding-top="-0.025cm" fo:padding-bottom="-0.025cm" fo:padding-left="0.1cm" fo:padding-right="0.1cm" loext:decorative="false"/>
    </style:style>
    <style:style style:name="gr7" style:family="graphic" style:parent-style-name="standard">
      <style:graphic-properties svg:stroke-width="0cm" svg:stroke-color="#168253" draw:marker-start-width="0.2cm" draw:marker-end-width="0.2cm" draw:fill="solid" draw:fill-color="#dee6ef" draw:textarea-horizontal-align="justify" draw:textarea-vertical-align="middle" draw:auto-grow-height="false" fo:min-height="9.5cm" fo:min-width="15.5cm" fo:padding-top="-0.125cm" fo:padding-bottom="-0.125cm" fo:padding-left="0cm" fo:padding-right="0cm" loext:decorative="false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3.888cm" fo:min-width="3.639cm" loext:decorative="false"/>
    </style:style>
    <style:style style:name="gr9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2.985cm" fo:min-width="2.692cm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1" style:family="graphic" style:parent-style-name="objectwithoutfill">
      <style:graphic-properties svg:stroke-width="1cm" svg:stroke-color="#168253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2" style:family="graphic" style:parent-style-name="standard">
      <style:graphic-properties svg:stroke-width="1cm" svg:stroke-color="#168253" draw:marker-start-width="1.7cm" draw:marker-end-width="1.7cm" svg:stroke-linecap="round" draw:fill="none" draw:fill-color="#729fcf" loext:fill-use-slide-background="false" draw:textarea-horizontal-align="justify" draw:textarea-vertical-align="middle" draw:auto-grow-height="false" fo:min-height="2.939cm" fo:min-width="2.692cm" fo:padding-top="0.625cm" fo:padding-bottom="0.625cm" fo:padding-left="0.75cm" fo:padding-right="0.75cm" loext:decorative="false"/>
    </style:style>
    <style:style style:name="gr1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1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cm" fo:min-width="0cm" loext:decorative="false"/>
    </style:style>
    <style:style style:name="gr15" style:family="graphic">
      <style:graphic-properties style:writing-mode="lr-tb" loext:decorative="false"/>
    </style:style>
    <style:style style:name="gr16" style:family="graphic" style:parent-style-name="objectwithoutfill">
      <style:graphic-properties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17" style:family="graphic" style:parent-style-name="standard">
      <style:graphic-properties draw:stroke="none" svg:stroke-width="0.1cm" draw:marker-start-width="0.35cm" draw:marker-end-width="0.35cm" draw:fill="solid" draw:fill-color="#dee6ef" draw:textarea-horizontal-align="justify" draw:textarea-vertical-align="middle" draw:auto-grow-height="false" fo:min-height="0cm" fo:min-width="0cm" loext:decorative="false"/>
    </style:style>
    <style:style style:name="gr18" style:family="graphic" style:parent-style-name="standard">
      <style:graphic-properties draw:stroke="none" svg:stroke-width="0.1cm" draw:marker-start-width="0.35cm" draw:marker-end-width="0.35cm" draw:fill="solid" draw:fill-color="#dee6ef" draw:textarea-horizontal-align="justify" draw:textarea-vertical-align="middle" draw:auto-grow-height="false" fo:min-height="15.75cm" fo:min-width="10.5cm" loext:decorative="false"/>
    </style:style>
    <style:style style:name="gr19" style:family="graphic" style:parent-style-name="objectwithoutfill">
      <style:graphic-properties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gr20" style:family="graphic" style:parent-style-name="standard">
      <style:graphic-properties svg:stroke-width="0.1cm" svg:stroke-color="#168253" draw:marker-start-width="0.35cm" draw:marker-end-width="0.35cm" svg:stroke-linecap="round" draw:fill="solid" draw:fill-color="#dee6ef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21" style:family="graphic" style:parent-style-name="standard">
      <style:graphic-properties svg:stroke-width="0.1cm" svg:stroke-color="#168253" draw:marker-start-width="0.35cm" draw:marker-end-width="0.35cm" svg:stroke-linecap="round" draw:fill="solid" draw:fill-color="#dee6ef" draw:textarea-horizontal-align="justify" draw:textarea-vertical-align="middle" draw:auto-grow-height="false" fo:min-height="0.152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/>
      <style:paragraph-properties fo:text-align="center"/>
    </style:style>
    <style:style style:name="P4" style:family="paragraph">
      <loext:graphic-properties draw:fill-color="#dee6e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draw:transform="rotate (1.5707963267949) translate (2.5cm 20.5cm)" svg:viewBox="0 0 11000 16000" draw:points="0,16000 0,0 11000,0 11000,16000">
          <text:p/>
        </draw:polygon>
        <draw:line draw:style-name="gr2" draw:text-style-name="P2" draw:layer="layout" svg:x1="2.5cm" svg:y1="10.75cm" svg:x2="18.5cm" svg:y2="10.75cm">
          <text:p/>
        </draw:line>
        <draw:line draw:style-name="gr2" draw:text-style-name="P2" draw:layer="layout" svg:x1="17cm" svg:y1="10.7cm" svg:x2="17cm" svg:y2="9.5cm">
          <text:p/>
        </draw:line>
        <draw:line draw:style-name="gr2" draw:text-style-name="P2" draw:layer="layout" svg:x1="15.5cm" svg:y1="10.7cm" svg:x2="15.5cm" svg:y2="9.5cm">
          <text:p/>
        </draw:line>
        <draw:line draw:style-name="gr2" draw:text-style-name="P2" draw:layer="layout" svg:x1="14cm" svg:y1="10.75cm" svg:x2="14cm" svg:y2="9.55cm">
          <text:p/>
        </draw:line>
        <draw:custom-shape draw:style-name="gr3" draw:text-style-name="P3" draw:layer="layout" svg:width="0.5cm" svg:height="0.5cm" svg:x="2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067cm" svg:y1="12.15cm" svg:x2="13.467cm" svg:y2="12.157cm">
          <text:p/>
        </draw:line>
        <draw:g draw:style-name="gr5">
          <draw:line draw:style-name="gr4" draw:text-style-name="P2" draw:layer="layout" svg:x1="17.6cm" svg:y1="10.399cm" svg:x2="17.999cm" svg:y2="10cm">
            <text:p/>
          </draw:line>
          <draw:line draw:style-name="gr4" draw:text-style-name="P2" draw:layer="layout" svg:x1="18cm" svg:y1="10.357cm" svg:x2="17.6cm" svg:y2="10.007cm">
            <text:p/>
          </draw:line>
        </draw:g>
        <draw:g draw:style-name="gr5">
          <draw:line draw:style-name="gr4" draw:text-style-name="P2" draw:layer="layout" svg:x1="16.5cm" svg:y1="10.25cm" svg:x2="16.5cm" svg:y2="10cm">
            <text:p/>
          </draw:line>
          <draw:line draw:style-name="gr4" draw:text-style-name="P2" draw:layer="layout" svg:x1="16.038cm" svg:y1="10cm" svg:x2="16.5cm" svg:y2="10cm">
            <text:p/>
          </draw:line>
          <draw:line draw:style-name="gr4" draw:text-style-name="P2" draw:layer="layout" svg:x1="16cm" svg:y1="10.25cm" svg:x2="16cm" svg:y2="10cm">
            <text:p/>
          </draw:line>
          <draw:line draw:style-name="gr4" draw:text-style-name="P2" draw:layer="layout" svg:x1="16.038cm" svg:y1="10.248cm" svg:x2="16.5cm" svg:y2="10.248cm">
            <text:p/>
          </draw:line>
        </draw:g>
        <draw:line draw:style-name="gr6" draw:text-style-name="P2" draw:layer="layout" svg:x1="4cm" svg:y1="10.15cm" svg:x2="9.4cm" svg:y2="10.15cm">
          <text:p/>
        </draw:line>
        <draw:custom-shape draw:style-name="gr7" draw:text-style-name="P1" draw:layer="layout" svg:width="16cm" svg:height="9.75cm" svg:x="2.5cm" svg:y="10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853cm" svg:height="5.85cm" svg:x="7.6cm" svg:y="12.5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draw:layer="layout" svg:width="5.926cm" svg:height="5.989cm" svg:x="7.6cm" svg:y="12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2" draw:layer="layout" svg:x1="13.155cm" svg:y1="18.068cm" svg:x2="17.6cm" svg:y2="22.51cm">
          <text:p/>
        </draw:line>
        <draw:line draw:style-name="gr11" draw:text-style-name="P2" draw:layer="layout" svg:x1="12.785cm" svg:y1="17.698cm" svg:x2="17.6cm" svg:y2="22.51cm">
          <text:p/>
        </draw:line>
        <draw:custom-shape draw:style-name="gr12" draw:text-style-name="P6" draw:layer="layout" svg:width="5.926cm" svg:height="5.923cm" svg:x="7.6cm" svg:y="12.5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gon draw:style-name="gr13" draw:text-style-name="P1" draw:layer="layout" svg:width="1.146cm" svg:height="1.665cm" svg:x="4.66cm" svg:y="14.515cm" svg:viewBox="0 0 1147 1666" draw:points="313,0 1147,0 1147,1666 0,1666 0,312">
          <text:p/>
        </draw:polygon>
        <draw:custom-shape draw:style-name="gr14" draw:text-style-name="P1" draw:layer="layout" svg:width="0.313cm" svg:height="0.313cm" draw:transform="rotate (1.5707963267949) translate (8.26cm 14.82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g draw:style-name="gr15">
          <draw:line draw:style-name="gr16" draw:text-style-name="P2" draw:layer="layout" svg:x1="3.354cm" svg:y1="15.338cm" svg:x2="4.449cm" svg:y2="15.338cm">
            <text:p/>
          </draw:line>
          <draw:line draw:style-name="gr16" draw:text-style-name="P2" draw:layer="layout" svg:x1="3.354cm" svg:y1="15.963cm" svg:x2="4.449cm" svg:y2="15.963cm">
            <text:p/>
          </draw:line>
          <draw:line draw:style-name="gr16" draw:text-style-name="P2" draw:layer="layout" svg:x1="3.354cm" svg:y1="16.275cm" svg:x2="4.449cm" svg:y2="16.275cm">
            <text:p/>
          </draw:line>
          <draw:line draw:style-name="gr16" draw:text-style-name="P2" draw:layer="layout" svg:x1="3.354cm" svg:y1="15.65cm" svg:x2="4.449cm" svg:y2="15.65cm">
            <text:p/>
          </draw:line>
          <draw:custom-shape draw:style-name="gr17" draw:text-style-name="P1" draw:layer="layout" svg:width="0.468cm" svg:height="0.469cm" draw:transform="rotate (1.5707963267949) translate (3.063cm 15.03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3.354cm" svg:y1="16.588cm" svg:x2="4.449cm" svg:y2="16.588cm">
            <text:p/>
          </draw:line>
          <draw:line draw:style-name="gr16" draw:text-style-name="P2" draw:layer="layout" svg:x1="3.197cm" svg:y1="15.181cm" svg:x2="4.292cm" svg:y2="15.181cm">
            <text:p/>
          </draw:line>
          <draw:line draw:style-name="gr16" draw:text-style-name="P2" draw:layer="layout" svg:x1="3.197cm" svg:y1="15.806cm" svg:x2="4.292cm" svg:y2="15.806cm">
            <text:p/>
          </draw:line>
          <draw:line draw:style-name="gr16" draw:text-style-name="P2" draw:layer="layout" svg:x1="3.197cm" svg:y1="16.119cm" svg:x2="4.292cm" svg:y2="16.119cm">
            <text:p/>
          </draw:line>
          <draw:line draw:style-name="gr16" draw:text-style-name="P2" draw:layer="layout" svg:x1="3.197cm" svg:y1="15.494cm" svg:x2="4.292cm" svg:y2="15.494cm">
            <text:p/>
          </draw:line>
          <draw:custom-shape draw:style-name="gr17" draw:text-style-name="P1" draw:layer="layout" svg:width="0.469cm" svg:height="0.469cm" draw:transform="rotate (1.5707963267949) translate (2.906cm 14.87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3.197cm" svg:y1="16.431cm" svg:x2="4.292cm" svg:y2="16.431cm">
            <text:p/>
          </draw:line>
          <draw:polygon draw:style-name="gr18" draw:text-style-name="P1" draw:layer="layout" svg:width="1.719cm" svg:height="2.499cm" svg:x="2.75cm" svg:y="14.25cm" svg:viewBox="0 0 1720 2500" draw:points="469,0 1720,0 1720,2500 0,2500 0,469">
            <text:p/>
          </draw:polygon>
          <draw:line draw:style-name="gr16" draw:text-style-name="P2" draw:layer="layout" svg:x1="3.041cm" svg:y1="15.65cm" svg:x2="4.136cm" svg:y2="15.65cm">
            <text:p/>
          </draw:line>
          <draw:line draw:style-name="gr16" draw:text-style-name="P2" draw:layer="layout" svg:x1="3.041cm" svg:y1="15.963cm" svg:x2="4.136cm" svg:y2="15.963cm">
            <text:p/>
          </draw:line>
          <draw:line draw:style-name="gr16" draw:text-style-name="P2" draw:layer="layout" svg:x1="3.041cm" svg:y1="15.338cm" svg:x2="4.136cm" svg:y2="15.338cm">
            <text:p/>
          </draw:line>
          <draw:custom-shape draw:style-name="gr17" draw:text-style-name="P1" draw:layer="layout" svg:width="0.469cm" svg:height="0.469cm" draw:transform="rotate (1.5707963267949) translate (2.75cm 14.71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19" draw:text-style-name="P1" draw:layer="layout" svg:x1="2.75cm" svg:y1="16.75cm" svg:x2="4.47cm" svg:y2="16.75cm">
              <text:p/>
            </draw:line>
            <draw:line draw:style-name="gr19" draw:text-style-name="P1" draw:layer="layout" svg:x1="2.75cm" svg:y1="16.75cm" svg:x2="2.75cm" svg:y2="14.719cm">
              <text:p/>
            </draw:line>
            <draw:line draw:style-name="gr19" draw:text-style-name="P1" draw:layer="layout" svg:x1="3.219cm" svg:y1="14.25cm" svg:x2="4.47cm" svg:y2="14.25cm">
              <text:p/>
            </draw:line>
            <draw:line draw:style-name="gr19" draw:text-style-name="P1" draw:layer="layout" svg:x1="4.47cm" svg:y1="14.25cm" svg:x2="4.47cm" svg:y2="16.75cm">
              <text:p/>
            </draw:line>
            <draw:line draw:style-name="gr19" draw:text-style-name="P1" draw:layer="layout" svg:x1="3.219cm" svg:y1="14.25cm" svg:x2="2.75cm" svg:y2="14.719cm">
              <text:p/>
            </draw:line>
            <draw:line draw:style-name="gr19" draw:text-style-name="P1" draw:layer="layout" svg:x1="2.758cm" svg:y1="14.719cm" svg:x2="3.227cm" svg:y2="14.719cm">
              <text:p/>
            </draw:line>
            <draw:line draw:style-name="gr19" draw:text-style-name="P1" draw:layer="layout" svg:x1="3.235cm" svg:y1="14.25cm" svg:x2="3.235cm" svg:y2="14.719cm">
              <text:p/>
            </draw:line>
          </draw:g>
          <draw:line draw:style-name="gr16" draw:text-style-name="P2" draw:layer="layout" svg:x1="3.041cm" svg:y1="16.275cm" svg:x2="4.136cm" svg:y2="16.275cm">
            <text:p/>
          </draw:line>
          <draw:custom-shape draw:style-name="gr20" draw:text-style-name="P1" draw:layer="layout" svg:width="0.312cm" svg:height="0.313cm" svg:x="3.149cm" svg:y="14.867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2" draw:layer="layout" svg:x1="3.666cm" svg:y1="15.025cm" svg:x2="4.135cm" svg:y2="15.025cm">
            <text:p/>
          </draw:line>
        </draw:g>
        <draw:g draw:style-name="gr15">
          <draw:line draw:style-name="gr16" draw:text-style-name="P2" draw:layer="layout" svg:x1="5.554cm" svg:y1="15.338cm" svg:x2="6.649cm" svg:y2="15.338cm">
            <text:p/>
          </draw:line>
          <draw:line draw:style-name="gr16" draw:text-style-name="P2" draw:layer="layout" svg:x1="5.554cm" svg:y1="15.963cm" svg:x2="6.649cm" svg:y2="15.963cm">
            <text:p/>
          </draw:line>
          <draw:line draw:style-name="gr16" draw:text-style-name="P2" draw:layer="layout" svg:x1="5.554cm" svg:y1="16.275cm" svg:x2="6.649cm" svg:y2="16.275cm">
            <text:p/>
          </draw:line>
          <draw:line draw:style-name="gr16" draw:text-style-name="P2" draw:layer="layout" svg:x1="5.554cm" svg:y1="15.65cm" svg:x2="6.649cm" svg:y2="15.65cm">
            <text:p/>
          </draw:line>
          <draw:custom-shape draw:style-name="gr17" draw:text-style-name="P1" draw:layer="layout" svg:width="0.468cm" svg:height="0.469cm" draw:transform="rotate (1.5707963267949) translate (5.263cm 15.03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5.554cm" svg:y1="16.588cm" svg:x2="6.649cm" svg:y2="16.588cm">
            <text:p/>
          </draw:line>
          <draw:line draw:style-name="gr16" draw:text-style-name="P2" draw:layer="layout" svg:x1="5.397cm" svg:y1="15.181cm" svg:x2="6.492cm" svg:y2="15.181cm">
            <text:p/>
          </draw:line>
          <draw:line draw:style-name="gr16" draw:text-style-name="P2" draw:layer="layout" svg:x1="5.397cm" svg:y1="15.806cm" svg:x2="6.492cm" svg:y2="15.806cm">
            <text:p/>
          </draw:line>
          <draw:line draw:style-name="gr16" draw:text-style-name="P2" draw:layer="layout" svg:x1="5.397cm" svg:y1="16.119cm" svg:x2="6.492cm" svg:y2="16.119cm">
            <text:p/>
          </draw:line>
          <draw:line draw:style-name="gr16" draw:text-style-name="P2" draw:layer="layout" svg:x1="5.397cm" svg:y1="15.494cm" svg:x2="6.492cm" svg:y2="15.494cm">
            <text:p/>
          </draw:line>
          <draw:custom-shape draw:style-name="gr17" draw:text-style-name="P1" draw:layer="layout" svg:width="0.469cm" svg:height="0.469cm" draw:transform="rotate (1.5707963267949) translate (5.106cm 14.87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5.397cm" svg:y1="16.431cm" svg:x2="6.492cm" svg:y2="16.431cm">
            <text:p/>
          </draw:line>
          <draw:polygon draw:style-name="gr18" draw:text-style-name="P1" draw:layer="layout" svg:width="1.719cm" svg:height="2.499cm" svg:x="4.95cm" svg:y="14.25cm" svg:viewBox="0 0 1720 2500" draw:points="469,0 1720,0 1720,2500 0,2500 0,469">
            <text:p/>
          </draw:polygon>
          <draw:line draw:style-name="gr16" draw:text-style-name="P2" draw:layer="layout" svg:x1="5.241cm" svg:y1="15.65cm" svg:x2="6.336cm" svg:y2="15.65cm">
            <text:p/>
          </draw:line>
          <draw:line draw:style-name="gr16" draw:text-style-name="P2" draw:layer="layout" svg:x1="5.241cm" svg:y1="15.963cm" svg:x2="6.336cm" svg:y2="15.963cm">
            <text:p/>
          </draw:line>
          <draw:line draw:style-name="gr16" draw:text-style-name="P2" draw:layer="layout" svg:x1="5.241cm" svg:y1="15.338cm" svg:x2="6.336cm" svg:y2="15.338cm">
            <text:p/>
          </draw:line>
          <draw:custom-shape draw:style-name="gr17" draw:text-style-name="P1" draw:layer="layout" svg:width="0.469cm" svg:height="0.469cm" draw:transform="rotate (1.5707963267949) translate (4.95cm 14.71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19" draw:text-style-name="P1" draw:layer="layout" svg:x1="4.95cm" svg:y1="16.75cm" svg:x2="6.67cm" svg:y2="16.75cm">
              <text:p/>
            </draw:line>
            <draw:line draw:style-name="gr19" draw:text-style-name="P1" draw:layer="layout" svg:x1="4.95cm" svg:y1="16.75cm" svg:x2="4.95cm" svg:y2="14.719cm">
              <text:p/>
            </draw:line>
            <draw:line draw:style-name="gr19" draw:text-style-name="P1" draw:layer="layout" svg:x1="5.419cm" svg:y1="14.25cm" svg:x2="6.67cm" svg:y2="14.25cm">
              <text:p/>
            </draw:line>
            <draw:line draw:style-name="gr19" draw:text-style-name="P1" draw:layer="layout" svg:x1="6.67cm" svg:y1="14.25cm" svg:x2="6.67cm" svg:y2="16.75cm">
              <text:p/>
            </draw:line>
            <draw:line draw:style-name="gr19" draw:text-style-name="P1" draw:layer="layout" svg:x1="5.419cm" svg:y1="14.25cm" svg:x2="4.95cm" svg:y2="14.719cm">
              <text:p/>
            </draw:line>
            <draw:line draw:style-name="gr19" draw:text-style-name="P1" draw:layer="layout" svg:x1="4.958cm" svg:y1="14.719cm" svg:x2="5.427cm" svg:y2="14.719cm">
              <text:p/>
            </draw:line>
            <draw:line draw:style-name="gr19" draw:text-style-name="P1" draw:layer="layout" svg:x1="5.435cm" svg:y1="14.25cm" svg:x2="5.435cm" svg:y2="14.719cm">
              <text:p/>
            </draw:line>
          </draw:g>
          <draw:line draw:style-name="gr16" draw:text-style-name="P2" draw:layer="layout" svg:x1="5.241cm" svg:y1="16.275cm" svg:x2="6.336cm" svg:y2="16.275cm">
            <text:p/>
          </draw:line>
          <draw:custom-shape draw:style-name="gr20" draw:text-style-name="P1" draw:layer="layout" svg:width="0.312cm" svg:height="0.313cm" svg:x="5.349cm" svg:y="14.867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2" draw:layer="layout" svg:x1="5.866cm" svg:y1="15.025cm" svg:x2="6.335cm" svg:y2="15.025cm">
            <text:p/>
          </draw:line>
        </draw:g>
        <draw:g draw:style-name="gr15">
          <draw:line draw:style-name="gr16" draw:text-style-name="P2" draw:layer="layout" svg:x1="17.054cm" svg:y1="15.338cm" svg:x2="18.149cm" svg:y2="15.338cm">
            <text:p/>
          </draw:line>
          <draw:line draw:style-name="gr16" draw:text-style-name="P2" draw:layer="layout" svg:x1="17.054cm" svg:y1="15.963cm" svg:x2="18.149cm" svg:y2="15.963cm">
            <text:p/>
          </draw:line>
          <draw:line draw:style-name="gr16" draw:text-style-name="P2" draw:layer="layout" svg:x1="17.054cm" svg:y1="16.275cm" svg:x2="18.149cm" svg:y2="16.275cm">
            <text:p/>
          </draw:line>
          <draw:line draw:style-name="gr16" draw:text-style-name="P2" draw:layer="layout" svg:x1="17.054cm" svg:y1="15.65cm" svg:x2="18.149cm" svg:y2="15.65cm">
            <text:p/>
          </draw:line>
          <draw:custom-shape draw:style-name="gr17" draw:text-style-name="P1" draw:layer="layout" svg:width="0.468cm" svg:height="0.469cm" draw:transform="rotate (1.5707963267949) translate (16.763cm 15.03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17.054cm" svg:y1="16.588cm" svg:x2="18.149cm" svg:y2="16.588cm">
            <text:p/>
          </draw:line>
          <draw:line draw:style-name="gr16" draw:text-style-name="P2" draw:layer="layout" svg:x1="16.897cm" svg:y1="15.181cm" svg:x2="17.992cm" svg:y2="15.181cm">
            <text:p/>
          </draw:line>
          <draw:line draw:style-name="gr16" draw:text-style-name="P2" draw:layer="layout" svg:x1="16.897cm" svg:y1="15.806cm" svg:x2="17.992cm" svg:y2="15.806cm">
            <text:p/>
          </draw:line>
          <draw:line draw:style-name="gr16" draw:text-style-name="P2" draw:layer="layout" svg:x1="16.897cm" svg:y1="16.119cm" svg:x2="17.992cm" svg:y2="16.119cm">
            <text:p/>
          </draw:line>
          <draw:line draw:style-name="gr16" draw:text-style-name="P2" draw:layer="layout" svg:x1="16.897cm" svg:y1="15.494cm" svg:x2="17.992cm" svg:y2="15.494cm">
            <text:p/>
          </draw:line>
          <draw:custom-shape draw:style-name="gr17" draw:text-style-name="P1" draw:layer="layout" svg:width="0.469cm" svg:height="0.469cm" draw:transform="rotate (1.5707963267949) translate (16.606cm 14.87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16.897cm" svg:y1="16.431cm" svg:x2="17.992cm" svg:y2="16.431cm">
            <text:p/>
          </draw:line>
          <draw:polygon draw:style-name="gr18" draw:text-style-name="P1" draw:layer="layout" svg:width="1.719cm" svg:height="2.499cm" svg:x="16.45cm" svg:y="14.25cm" svg:viewBox="0 0 1720 2500" draw:points="469,0 1720,0 1720,2500 0,2500 0,469">
            <text:p/>
          </draw:polygon>
          <draw:line draw:style-name="gr16" draw:text-style-name="P2" draw:layer="layout" svg:x1="16.741cm" svg:y1="15.65cm" svg:x2="17.836cm" svg:y2="15.65cm">
            <text:p/>
          </draw:line>
          <draw:line draw:style-name="gr16" draw:text-style-name="P2" draw:layer="layout" svg:x1="16.741cm" svg:y1="15.963cm" svg:x2="17.836cm" svg:y2="15.963cm">
            <text:p/>
          </draw:line>
          <draw:line draw:style-name="gr16" draw:text-style-name="P2" draw:layer="layout" svg:x1="16.741cm" svg:y1="15.338cm" svg:x2="17.836cm" svg:y2="15.338cm">
            <text:p/>
          </draw:line>
          <draw:custom-shape draw:style-name="gr17" draw:text-style-name="P1" draw:layer="layout" svg:width="0.469cm" svg:height="0.469cm" draw:transform="rotate (1.5707963267949) translate (16.45cm 14.71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19" draw:text-style-name="P1" draw:layer="layout" svg:x1="16.45cm" svg:y1="16.75cm" svg:x2="18.17cm" svg:y2="16.75cm">
              <text:p/>
            </draw:line>
            <draw:line draw:style-name="gr19" draw:text-style-name="P1" draw:layer="layout" svg:x1="16.45cm" svg:y1="16.75cm" svg:x2="16.45cm" svg:y2="14.719cm">
              <text:p/>
            </draw:line>
            <draw:line draw:style-name="gr19" draw:text-style-name="P1" draw:layer="layout" svg:x1="16.919cm" svg:y1="14.25cm" svg:x2="18.17cm" svg:y2="14.25cm">
              <text:p/>
            </draw:line>
            <draw:line draw:style-name="gr19" draw:text-style-name="P1" draw:layer="layout" svg:x1="18.17cm" svg:y1="14.25cm" svg:x2="18.17cm" svg:y2="16.75cm">
              <text:p/>
            </draw:line>
            <draw:line draw:style-name="gr19" draw:text-style-name="P1" draw:layer="layout" svg:x1="16.919cm" svg:y1="14.25cm" svg:x2="16.45cm" svg:y2="14.719cm">
              <text:p/>
            </draw:line>
            <draw:line draw:style-name="gr19" draw:text-style-name="P1" draw:layer="layout" svg:x1="16.458cm" svg:y1="14.719cm" svg:x2="16.927cm" svg:y2="14.719cm">
              <text:p/>
            </draw:line>
            <draw:line draw:style-name="gr19" draw:text-style-name="P1" draw:layer="layout" svg:x1="16.935cm" svg:y1="14.25cm" svg:x2="16.935cm" svg:y2="14.719cm">
              <text:p/>
            </draw:line>
          </draw:g>
          <draw:line draw:style-name="gr16" draw:text-style-name="P2" draw:layer="layout" svg:x1="16.741cm" svg:y1="16.275cm" svg:x2="17.836cm" svg:y2="16.275cm">
            <text:p/>
          </draw:line>
          <draw:custom-shape draw:style-name="gr20" draw:text-style-name="P1" draw:layer="layout" svg:width="0.312cm" svg:height="0.313cm" svg:x="16.849cm" svg:y="14.867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2" draw:layer="layout" svg:x1="17.366cm" svg:y1="15.025cm" svg:x2="17.835cm" svg:y2="15.025cm">
            <text:p/>
          </draw:line>
        </draw:g>
        <draw:g draw:style-name="gr15">
          <draw:line draw:style-name="gr16" draw:text-style-name="P2" draw:layer="layout" svg:x1="14.854cm" svg:y1="15.338cm" svg:x2="15.949cm" svg:y2="15.338cm">
            <text:p/>
          </draw:line>
          <draw:line draw:style-name="gr16" draw:text-style-name="P2" draw:layer="layout" svg:x1="14.854cm" svg:y1="15.963cm" svg:x2="15.949cm" svg:y2="15.963cm">
            <text:p/>
          </draw:line>
          <draw:line draw:style-name="gr16" draw:text-style-name="P2" draw:layer="layout" svg:x1="14.854cm" svg:y1="16.275cm" svg:x2="15.949cm" svg:y2="16.275cm">
            <text:p/>
          </draw:line>
          <draw:line draw:style-name="gr16" draw:text-style-name="P2" draw:layer="layout" svg:x1="14.854cm" svg:y1="15.65cm" svg:x2="15.949cm" svg:y2="15.65cm">
            <text:p/>
          </draw:line>
          <draw:custom-shape draw:style-name="gr17" draw:text-style-name="P1" draw:layer="layout" svg:width="0.468cm" svg:height="0.469cm" draw:transform="rotate (1.5707963267949) translate (14.563cm 15.03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14.854cm" svg:y1="16.588cm" svg:x2="15.949cm" svg:y2="16.588cm">
            <text:p/>
          </draw:line>
          <draw:line draw:style-name="gr16" draw:text-style-name="P2" draw:layer="layout" svg:x1="14.697cm" svg:y1="15.181cm" svg:x2="15.792cm" svg:y2="15.181cm">
            <text:p/>
          </draw:line>
          <draw:line draw:style-name="gr16" draw:text-style-name="P2" draw:layer="layout" svg:x1="14.697cm" svg:y1="15.806cm" svg:x2="15.792cm" svg:y2="15.806cm">
            <text:p/>
          </draw:line>
          <draw:line draw:style-name="gr16" draw:text-style-name="P2" draw:layer="layout" svg:x1="14.697cm" svg:y1="16.119cm" svg:x2="15.792cm" svg:y2="16.119cm">
            <text:p/>
          </draw:line>
          <draw:line draw:style-name="gr16" draw:text-style-name="P2" draw:layer="layout" svg:x1="14.697cm" svg:y1="15.494cm" svg:x2="15.792cm" svg:y2="15.494cm">
            <text:p/>
          </draw:line>
          <draw:custom-shape draw:style-name="gr17" draw:text-style-name="P1" draw:layer="layout" svg:width="0.469cm" svg:height="0.469cm" draw:transform="rotate (1.5707963267949) translate (14.406cm 14.87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14.697cm" svg:y1="16.431cm" svg:x2="15.792cm" svg:y2="16.431cm">
            <text:p/>
          </draw:line>
          <draw:polygon draw:style-name="gr18" draw:text-style-name="P1" draw:layer="layout" svg:width="1.719cm" svg:height="2.499cm" svg:x="14.25cm" svg:y="14.25cm" svg:viewBox="0 0 1720 2500" draw:points="469,0 1720,0 1720,2500 0,2500 0,469">
            <text:p/>
          </draw:polygon>
          <draw:line draw:style-name="gr16" draw:text-style-name="P2" draw:layer="layout" svg:x1="14.541cm" svg:y1="15.65cm" svg:x2="15.636cm" svg:y2="15.65cm">
            <text:p/>
          </draw:line>
          <draw:line draw:style-name="gr16" draw:text-style-name="P2" draw:layer="layout" svg:x1="14.541cm" svg:y1="15.963cm" svg:x2="15.636cm" svg:y2="15.963cm">
            <text:p/>
          </draw:line>
          <draw:line draw:style-name="gr16" draw:text-style-name="P2" draw:layer="layout" svg:x1="14.541cm" svg:y1="15.338cm" svg:x2="15.636cm" svg:y2="15.338cm">
            <text:p/>
          </draw:line>
          <draw:custom-shape draw:style-name="gr17" draw:text-style-name="P1" draw:layer="layout" svg:width="0.469cm" svg:height="0.469cm" draw:transform="rotate (1.5707963267949) translate (14.25cm 14.71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19" draw:text-style-name="P1" draw:layer="layout" svg:x1="14.25cm" svg:y1="16.75cm" svg:x2="15.97cm" svg:y2="16.75cm">
              <text:p/>
            </draw:line>
            <draw:line draw:style-name="gr19" draw:text-style-name="P1" draw:layer="layout" svg:x1="14.25cm" svg:y1="16.75cm" svg:x2="14.25cm" svg:y2="14.719cm">
              <text:p/>
            </draw:line>
            <draw:line draw:style-name="gr19" draw:text-style-name="P1" draw:layer="layout" svg:x1="14.719cm" svg:y1="14.25cm" svg:x2="15.97cm" svg:y2="14.25cm">
              <text:p/>
            </draw:line>
            <draw:line draw:style-name="gr19" draw:text-style-name="P1" draw:layer="layout" svg:x1="15.97cm" svg:y1="14.25cm" svg:x2="15.97cm" svg:y2="16.75cm">
              <text:p/>
            </draw:line>
            <draw:line draw:style-name="gr19" draw:text-style-name="P1" draw:layer="layout" svg:x1="14.719cm" svg:y1="14.25cm" svg:x2="14.25cm" svg:y2="14.719cm">
              <text:p/>
            </draw:line>
            <draw:line draw:style-name="gr19" draw:text-style-name="P1" draw:layer="layout" svg:x1="14.258cm" svg:y1="14.719cm" svg:x2="14.727cm" svg:y2="14.719cm">
              <text:p/>
            </draw:line>
            <draw:line draw:style-name="gr19" draw:text-style-name="P1" draw:layer="layout" svg:x1="14.735cm" svg:y1="14.25cm" svg:x2="14.735cm" svg:y2="14.719cm">
              <text:p/>
            </draw:line>
          </draw:g>
          <draw:line draw:style-name="gr16" draw:text-style-name="P2" draw:layer="layout" svg:x1="14.541cm" svg:y1="16.275cm" svg:x2="15.636cm" svg:y2="16.275cm">
            <text:p/>
          </draw:line>
          <draw:custom-shape draw:style-name="gr20" draw:text-style-name="P1" draw:layer="layout" svg:width="0.312cm" svg:height="0.313cm" svg:x="14.649cm" svg:y="14.867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2" draw:layer="layout" svg:x1="15.166cm" svg:y1="15.025cm" svg:x2="15.635cm" svg:y2="15.025cm">
            <text:p/>
          </draw:line>
        </draw:g>
        <draw:g draw:style-name="gr15">
          <draw:line draw:style-name="gr16" draw:text-style-name="P2" draw:layer="layout" svg:x1="10.111cm" svg:y1="15.19cm" svg:x2="11.855cm" svg:y2="15.19cm">
            <text:p/>
          </draw:line>
          <draw:line draw:style-name="gr16" draw:text-style-name="P2" draw:layer="layout" svg:x1="10.111cm" svg:y1="16.19cm" svg:x2="11.855cm" svg:y2="16.19cm">
            <text:p/>
          </draw:line>
          <draw:line draw:style-name="gr16" draw:text-style-name="P2" draw:layer="layout" svg:x1="10.111cm" svg:y1="16.69cm" svg:x2="11.855cm" svg:y2="16.69cm">
            <text:p/>
          </draw:line>
          <draw:line draw:style-name="gr16" draw:text-style-name="P2" draw:layer="layout" svg:x1="10.111cm" svg:y1="15.69cm" svg:x2="11.855cm" svg:y2="15.69cm">
            <text:p/>
          </draw:line>
          <draw:custom-shape draw:style-name="gr17" draw:text-style-name="P1" draw:layer="layout" svg:width="0.747cm" svg:height="0.748cm" draw:transform="rotate (1.5707963267949) translate (9.649cm 14.69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10.111cm" svg:y1="17.19cm" svg:x2="11.855cm" svg:y2="17.19cm">
            <text:p/>
          </draw:line>
          <draw:line draw:style-name="gr16" draw:text-style-name="P2" draw:layer="layout" svg:x1="9.862cm" svg:y1="14.94cm" svg:x2="11.606cm" svg:y2="14.94cm">
            <text:p/>
          </draw:line>
          <draw:line draw:style-name="gr16" draw:text-style-name="P2" draw:layer="layout" svg:x1="9.862cm" svg:y1="15.94cm" svg:x2="11.606cm" svg:y2="15.94cm">
            <text:p/>
          </draw:line>
          <draw:line draw:style-name="gr16" draw:text-style-name="P2" draw:layer="layout" svg:x1="9.862cm" svg:y1="16.44cm" svg:x2="11.606cm" svg:y2="16.44cm">
            <text:p/>
          </draw:line>
          <draw:line draw:style-name="gr16" draw:text-style-name="P2" draw:layer="layout" svg:x1="9.862cm" svg:y1="15.44cm" svg:x2="11.606cm" svg:y2="15.44cm">
            <text:p/>
          </draw:line>
          <draw:custom-shape draw:style-name="gr17" draw:text-style-name="P1" draw:layer="layout" svg:width="0.751cm" svg:height="0.748cm" draw:transform="rotate (1.5707963267949) translate (9.399cm 14.4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6" draw:text-style-name="P2" draw:layer="layout" svg:x1="9.862cm" svg:y1="16.94cm" svg:x2="11.606cm" svg:y2="16.94cm">
            <text:p/>
          </draw:line>
          <draw:polygon draw:style-name="gr18" draw:text-style-name="P1" draw:layer="layout" svg:width="2.739cm" svg:height="3.999cm" svg:x="9.15cm" svg:y="13.45cm" svg:viewBox="0 0 2740 4000" draw:points="747,0 2740,0 2740,4000 0,4000 0,750">
            <text:p/>
          </draw:polygon>
          <draw:line draw:style-name="gr16" draw:text-style-name="P2" draw:layer="layout" svg:x1="9.613cm" svg:y1="15.69cm" svg:x2="11.357cm" svg:y2="15.69cm">
            <text:p/>
          </draw:line>
          <draw:line draw:style-name="gr16" draw:text-style-name="P2" draw:layer="layout" svg:x1="9.613cm" svg:y1="16.19cm" svg:x2="11.357cm" svg:y2="16.19cm">
            <text:p/>
          </draw:line>
          <draw:line draw:style-name="gr16" draw:text-style-name="P2" draw:layer="layout" svg:x1="9.613cm" svg:y1="15.19cm" svg:x2="11.357cm" svg:y2="15.19cm">
            <text:p/>
          </draw:line>
          <draw:custom-shape draw:style-name="gr17" draw:text-style-name="P1" draw:layer="layout" svg:width="0.751cm" svg:height="0.748cm" draw:transform="rotate (1.5707963267949) translate (9.15cm 14.20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19" draw:text-style-name="P1" draw:layer="layout" svg:x1="9.15cm" svg:y1="17.45cm" svg:x2="11.89cm" svg:y2="17.45cm">
              <text:p/>
            </draw:line>
            <draw:line draw:style-name="gr19" draw:text-style-name="P1" draw:layer="layout" svg:x1="9.15cm" svg:y1="17.45cm" svg:x2="9.15cm" svg:y2="14.2cm">
              <text:p/>
            </draw:line>
            <draw:line draw:style-name="gr19" draw:text-style-name="P1" draw:layer="layout" svg:x1="9.897cm" svg:y1="13.45cm" svg:x2="11.89cm" svg:y2="13.45cm">
              <text:p/>
            </draw:line>
            <draw:line draw:style-name="gr19" draw:text-style-name="P1" draw:layer="layout" svg:x1="11.89cm" svg:y1="13.45cm" svg:x2="11.89cm" svg:y2="17.45cm">
              <text:p/>
            </draw:line>
            <draw:line draw:style-name="gr19" draw:text-style-name="P1" draw:layer="layout" svg:x1="9.897cm" svg:y1="13.45cm" svg:x2="9.15cm" svg:y2="14.2cm">
              <text:p/>
            </draw:line>
            <draw:line draw:style-name="gr19" draw:text-style-name="P1" draw:layer="layout" svg:x1="9.162cm" svg:y1="14.2cm" svg:x2="9.909cm" svg:y2="14.2cm">
              <text:p/>
            </draw:line>
            <draw:line draw:style-name="gr19" draw:text-style-name="P1" draw:layer="layout" svg:x1="9.922cm" svg:y1="13.45cm" svg:x2="9.922cm" svg:y2="14.2cm">
              <text:p/>
            </draw:line>
          </draw:g>
          <draw:line draw:style-name="gr16" draw:text-style-name="P2" draw:layer="layout" svg:x1="9.613cm" svg:y1="16.69cm" svg:x2="11.357cm" svg:y2="16.69cm">
            <text:p/>
          </draw:line>
          <draw:custom-shape draw:style-name="gr21" draw:text-style-name="P1" draw:layer="layout" svg:width="0.498cm" svg:height="0.502cm" svg:x="9.786cm" svg:y="14.43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2" draw:layer="layout" svg:x1="10.61cm" svg:y1="14.69cm" svg:x2="11.357cm" svg:y2="14.69cm">
            <text:p/>
          </draw:line>
        </draw:g>
        <draw:line draw:style-name="gr4" draw:text-style-name="P2" draw:layer="layout" svg:x1="14.4cm" svg:y1="10.25cm" svg:x2="15cm" svg:y2="10.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3T13:53:58.671000000</dc:date>
    <meta:editing-duration>PT4H50M58S</meta:editing-duration>
    <meta:editing-cycles>11</meta:editing-cycles>
    <meta:generator>LibreOffice/24.2.4.2$Windows_X86_64 LibreOffice_project/51a6219feb6075d9a4c46691dcfe0cd9c4fff3c2</meta:generator>
    <meta:document-statistic meta:object-count="170"/>
  </office:meta>
</office:document-meta>
</file>